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0.795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0.794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cm" svg:height="1.2cm" svg:x="11.5cm" svg:y="2.1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8cm" svg:height="1.3cm" svg:x="1.8cm" svg:y="6.8cm">
          <text:p text:style-name="P1">head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8cm" svg:height="1.3cm" svg:x="19.1cm" svg:y="6.8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8cm" svg:height="1.3cm" svg:x="1.5cm" svg:y="10.5cm">
          <text:p text:style-name="P1">meta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8cm" svg:height="1.3cm" svg:x="5.4cm" svg:y="10.5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8cm" svg:height="1.3cm" svg:x="11.8cm" svg:y="10.6cm">
          <text:p text:style-name="P1">h1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8cm" svg:height="1.3cm" svg:x="15.7cm" svg:y="10.6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8cm" svg:height="1.3cm" svg:x="19.5cm" svg:y="10.6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8cm" svg:height="1.3cm" svg:x="22.9cm" svg:y="10.6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2.7cm" svg:height="1.4cm" svg:x="6.6cm" svg:y="13.9cm">
          <text:p text:style-name="P1">ul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7cm" svg:height="1.4cm" svg:x="2.5cm" svg:y="15.7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7cm" svg:height="1.4cm" svg:x="2.5cm" svg:y="17.8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85cm" svg:y1="17.1cm" svg:x2="3.85cm" svg:y2="17.8cm" draw:start-shape="id1" draw:start-glue-point="2" draw:end-shape="id2" draw:end-glue-point="0" svg:d="M3850 17100v700" svg:viewBox="0 0 1 701">
          <text:p/>
        </draw:connector>
        <draw:custom-shape draw:style-name="gr3" draw:text-style-name="P1" xml:id="id5" draw:id="id5" draw:layer="layout" svg:width="2.7cm" svg:height="1.4cm" svg:x="9.1cm" svg:y="15.7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1.4cm" svg:x="2.5cm" svg:y="17.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7cm" svg:height="1.4cm" svg:x="5.9cm" svg:y="15.7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7cm" svg:height="1.4cm" svg:x="5.9cm" svg:y="17.8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25cm" svg:y1="17.1cm" svg:x2="7.25cm" svg:y2="17.8cm" draw:start-shape="id3" draw:start-glue-point="2" draw:end-shape="id4" draw:end-glue-point="0" svg:d="M7250 17100v700" svg:viewBox="0 0 1 701">
          <text:p/>
        </draw:connector>
        <draw:custom-shape draw:style-name="gr3" draw:text-style-name="P1" xml:id="id6" draw:id="id6" draw:layer="layout" svg:width="2.7cm" svg:height="1.4cm" svg:x="9.1cm" svg:y="17.8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45cm" svg:y1="17.1cm" svg:x2="10.45cm" svg:y2="17.8cm" draw:start-shape="id5" draw:start-glue-point="2" draw:end-shape="id6" draw:end-glue-point="0" svg:d="M10450 17100v700" svg:viewBox="0 0 1 701">
          <text:p/>
        </draw:connector>
        <draw:custom-shape draw:style-name="gr3" draw:text-style-name="P1" xml:id="id7" draw:id="id7" draw:layer="layout" svg:width="2.7cm" svg:height="1.4cm" svg:x="12.5cm" svg:y="15.7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2.7cm" svg:height="1.4cm" svg:x="12.5cm" svg:y="17.8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85cm" svg:y1="17.1cm" svg:x2="13.85cm" svg:y2="17.8cm" draw:start-shape="id7" draw:start-glue-point="2" draw:end-shape="id8" draw:end-glue-point="0" svg:d="M13850 17100v700" svg:viewBox="0 0 1 701">
          <text:p/>
        </draw:connector>
        <draw:custom-shape draw:style-name="gr5" draw:text-style-name="P1" xml:id="id20" draw:id="id20" draw:layer="layout" svg:width="1.295cm" svg:height="1.3cm" svg:x="15.5cm" svg:y="13cm"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5" draw:text-style-name="P1" xml:id="id21" draw:id="id21" draw:layer="layout" svg:width="1.295cm" svg:height="1.3cm" svg:x="18.505cm" svg:y="13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6" draw:text-style-name="P1" xml:id="id22" draw:id="id22" draw:layer="layout" svg:width="1.294cm" svg:height="1.3cm" svg:x="17.072cm" svg:y="1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1" xml:id="id24" draw:id="id24" draw:layer="layout" svg:width="1.295cm" svg:height="1.3cm" svg:x="23.205cm" svg:y="13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1.294cm" svg:height="1.3cm" svg:x="21.772cm" svg:y="13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4cm" svg:y1="3.3cm" svg:x2="3.2cm" svg:y2="6.8cm" draw:start-shape="id9" draw:start-glue-point="2" draw:end-shape="id10" draw:end-glue-point="0" svg:d="M14000 3300l-10800 3500" svg:viewBox="0 0 10801 3501">
          <text:p/>
        </draw:connector>
        <draw:connector draw:style-name="gr7" draw:text-style-name="P2" draw:layer="layout" draw:type="line" svg:x1="14cm" svg:y1="3.3cm" svg:x2="20.5cm" svg:y2="6.8cm" draw:start-shape="id9" draw:start-glue-point="2" draw:end-shape="id11" draw:end-glue-point="0" svg:d="M14000 3300l6500 3500" svg:viewBox="0 0 6501 3501">
          <text:p/>
        </draw:connector>
        <draw:connector draw:style-name="gr7" draw:text-style-name="P2" draw:layer="layout" draw:type="line" svg:x1="3.2cm" svg:y1="8.1cm" svg:x2="2.9cm" svg:y2="10.5cm" draw:start-shape="id10" draw:start-glue-point="2" draw:end-shape="id12" draw:end-glue-point="0" svg:d="M3200 8100l-300 2400" svg:viewBox="0 0 301 2401">
          <text:p/>
        </draw:connector>
        <draw:connector draw:style-name="gr7" draw:text-style-name="P2" draw:layer="layout" draw:type="line" svg:x1="3.2cm" svg:y1="8.1cm" svg:x2="6.8cm" svg:y2="10.5cm" draw:start-shape="id10" draw:start-glue-point="2" draw:end-shape="id13" draw:end-glue-point="0" svg:d="M3200 8100l3600 2400" svg:viewBox="0 0 3601 2401">
          <text:p/>
        </draw:connector>
        <draw:connector draw:style-name="gr7" draw:text-style-name="P2" draw:layer="layout" draw:type="line" svg:x1="20.5cm" svg:y1="8.1cm" svg:x2="13.2cm" svg:y2="10.6cm" draw:start-shape="id11" draw:start-glue-point="2" draw:end-shape="id14" draw:end-glue-point="0" svg:d="M20500 8100l-7300 2500" svg:viewBox="0 0 7301 2501">
          <text:p/>
        </draw:connector>
        <draw:connector draw:style-name="gr7" draw:text-style-name="P2" draw:layer="layout" draw:type="line" svg:x1="20.5cm" svg:y1="8.1cm" svg:x2="17.1cm" svg:y2="10.6cm" draw:end-shape="id15" draw:end-glue-point="0" svg:d="M20500 8100l-3400 2500" svg:viewBox="0 0 3401 2501">
          <text:p/>
        </draw:connector>
        <draw:connector draw:style-name="gr7" draw:text-style-name="P2" draw:layer="layout" draw:type="line" svg:x1="20.5cm" svg:y1="8.1cm" svg:x2="20.9cm" svg:y2="10.6cm" draw:end-shape="id16" draw:end-glue-point="0" svg:d="M20500 8100l400 2500" svg:viewBox="0 0 401 2501">
          <text:p/>
        </draw:connector>
        <draw:connector draw:style-name="gr7" draw:text-style-name="P2" draw:layer="layout" draw:type="line" svg:x1="20.5cm" svg:y1="8.1cm" svg:x2="24.3cm" svg:y2="10.6cm" draw:end-shape="id17" draw:end-glue-point="0" svg:d="M20500 8100l3800 2500" svg:viewBox="0 0 3801 2501">
          <text:p/>
        </draw:connector>
        <draw:connector draw:style-name="gr7" draw:text-style-name="P2" draw:layer="layout" draw:type="line" svg:x1="20.5cm" svg:y1="8.1cm" svg:x2="27.528cm" svg:y2="10.6cm" draw:end-shape="id18" draw:end-glue-point="0" svg:d="M20500 8100l7028 2500" svg:viewBox="0 0 7029 2501">
          <text:p/>
        </draw:connector>
        <draw:connector draw:style-name="gr7" draw:text-style-name="P2" draw:layer="layout" draw:type="line" svg:x1="17.1cm" svg:y1="11.9cm" svg:x2="7.95cm" svg:y2="13.9cm" draw:start-shape="id15" draw:start-glue-point="2" draw:end-shape="id19" draw:end-glue-point="0" svg:d="M17100 11900l-9150 2000" svg:viewBox="0 0 9151 2001">
          <text:p/>
        </draw:connector>
        <draw:connector draw:style-name="gr7" draw:text-style-name="P2" draw:layer="layout" draw:type="line" svg:x1="7.95cm" svg:y1="15.3cm" svg:x2="3.85cm" svg:y2="15.7cm" draw:start-shape="id19" draw:start-glue-point="2" draw:end-shape="id1" draw:end-glue-point="0" svg:d="M7950 15300l-4100 400" svg:viewBox="0 0 4101 401">
          <text:p/>
        </draw:connector>
        <draw:connector draw:style-name="gr7" draw:text-style-name="P2" draw:layer="layout" draw:type="line" svg:x1="7.95cm" svg:y1="15.3cm" svg:x2="13.85cm" svg:y2="15.7cm" draw:end-shape="id7" draw:end-glue-point="0" svg:d="M7950 15300l5900 400" svg:viewBox="0 0 5901 401">
          <text:p/>
        </draw:connector>
        <draw:connector draw:style-name="gr7" draw:text-style-name="P2" draw:layer="layout" draw:type="line" svg:x1="7.95cm" svg:y1="15.3cm" svg:x2="10.45cm" svg:y2="15.7cm" draw:end-shape="id5" draw:end-glue-point="0" svg:d="M7950 15300l2500 400" svg:viewBox="0 0 2501 401">
          <text:p/>
        </draw:connector>
        <draw:connector draw:style-name="gr7" draw:text-style-name="P2" draw:layer="layout" draw:type="line" svg:x1="7.95cm" svg:y1="15.3cm" svg:x2="7.25cm" svg:y2="15.7cm" draw:end-shape="id3" draw:end-glue-point="0" svg:d="M7950 15300l-700 400" svg:viewBox="0 0 701 401">
          <text:p/>
        </draw:connector>
        <draw:connector draw:style-name="gr7" draw:text-style-name="P2" draw:layer="layout" draw:type="line" svg:x1="20.9cm" svg:y1="11.9cm" svg:x2="16.147cm" svg:y2="13cm" draw:start-shape="id16" draw:start-glue-point="2" draw:end-shape="id20" draw:end-glue-point="0" svg:d="M20900 11900l-4753 1100" svg:viewBox="0 0 4754 1101">
          <text:p/>
        </draw:connector>
        <draw:connector draw:style-name="gr7" draw:text-style-name="P2" draw:layer="layout" draw:type="line" svg:x1="20.901cm" svg:y1="11.9cm" svg:x2="19.152cm" svg:y2="13cm" draw:end-shape="id21" draw:end-glue-point="0" svg:d="M20901 11900l-1749 1100" svg:viewBox="0 0 1750 1101">
          <text:p/>
        </draw:connector>
        <draw:connector draw:style-name="gr7" draw:text-style-name="P2" draw:layer="layout" draw:type="line" svg:x1="20.901cm" svg:y1="11.9cm" svg:x2="17.719cm" svg:y2="13cm" draw:end-shape="id22" draw:end-glue-point="0" svg:d="M20901 11900l-3182 1100" svg:viewBox="0 0 3183 1101">
          <text:p/>
        </draw:connector>
        <draw:connector draw:style-name="gr7" draw:text-style-name="P2" draw:layer="layout" draw:type="line" svg:x1="24.3cm" svg:y1="11.9cm" svg:x2="22.419cm" svg:y2="13cm" draw:start-shape="id17" draw:start-glue-point="2" draw:end-shape="id23" draw:end-glue-point="0" svg:d="M24300 11900l-1881 1100" svg:viewBox="0 0 1882 1101">
          <text:p/>
        </draw:connector>
        <draw:connector draw:style-name="gr7" draw:text-style-name="P2" draw:layer="layout" draw:type="line" svg:x1="24.301cm" svg:y1="11.9cm" svg:x2="23.852cm" svg:y2="13cm" draw:end-shape="id24" draw:end-glue-point="0" svg:d="M24301 11900l-449 1100" svg:viewBox="0 0 450 1101">
          <text:p/>
        </draw:connector>
        <draw:custom-shape draw:style-name="gr2" draw:text-style-name="P1" xml:id="id18" draw:id="id18" draw:layer="layout" svg:width="2.8cm" svg:height="1.3cm" svg:x="26.128cm" svg:y="10.6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5" draw:text-style-name="P1" xml:id="id26" draw:id="id26" draw:layer="layout" svg:width="1.295cm" svg:height="1.3cm" svg:x="27.133cm" svg:y="13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6" draw:text-style-name="P1" xml:id="id25" draw:id="id25" draw:layer="layout" svg:width="1.294cm" svg:height="1.3cm" svg:x="25.7cm" svg:y="13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7.528cm" svg:y1="11.9cm" svg:x2="26.347cm" svg:y2="13cm" draw:start-shape="id18" draw:start-glue-point="2" draw:end-shape="id25" draw:end-glue-point="0" svg:d="M27528 11900l-1181 1100" svg:viewBox="0 0 1182 1101">
          <text:p/>
        </draw:connector>
        <draw:connector draw:style-name="gr7" draw:text-style-name="P2" draw:layer="layout" draw:type="line" svg:x1="27.529cm" svg:y1="11.9cm" svg:x2="27.78cm" svg:y2="13cm" draw:end-shape="id26" draw:end-glue-point="0" svg:d="M27529 11900l251 1100" svg:viewBox="0 0 252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6:15:36.668385515</meta:creation-date>
    <dc:date>2017-01-08T16:36:49.455095074</dc:date>
    <meta:editing-duration>PT11M2S</meta:editing-duration>
    <meta:editing-cycles>1</meta:editing-cycles>
    <meta:document-statistic meta:object-count="52"/>
    <meta:generator>LibreOffice/5.1.4.2$Linux_X86_64 LibreOffice_project/10m0$Build-2</meta:generator>
  </office:meta>
</office:document-meta>
</file>